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3.6083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  <table:table-cell/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  <table:table-cell table:formula="of:=([.C2]-[.C1])/[.C1]" office:value-type="percentage" office:value="0.327726359030878">
            <text:p>32.77%</text:p>
          </table:table-cell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  <table:table-cell table:formula="of:=([.C3]-[.C2])/[.C2]" office:value-type="percentage" office:value="0.475611593769536">
            <text:p>47.56%</text:p>
          </table:table-cell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  <table:table-cell/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  <table:table-cell table:formula="of:=([.C5]-[.C4])/[.C4]" office:value-type="percentage" office:value="0.396336079265455">
            <text:p>39.63%</text:p>
          </table:table-cell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  <table:table-cell table:formula="of:=([.C6]-[.C5])/[.C5]" office:value-type="percentage" office:value="1.54791161520974">
            <text:p>154.79%</text:p>
          </table:table-cell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  <table:table-cell/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  <table:table-cell table:formula="of:=([.C8]-[.C7])/[.C7]" office:value-type="percentage" office:value="0.198256556442951">
            <text:p>19.83%</text:p>
          </table:table-cell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  <table:table-cell table:formula="of:=([.C9]-[.C8])/[.C8]" office:value-type="percentage" office:value="0.27555240924207">
            <text:p>27.56%</text:p>
          </table:table-cell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  <table:table-cell/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  <table:table-cell table:formula="of:=([.C11]-[.C10])/[.C10]" office:value-type="percentage" office:value="0.391248039214622">
            <text:p>39.12%</text:p>
          </table:table-cell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  <table:table-cell table:formula="of:=([.C12]-[.C11])/[.C11]" office:value-type="percentage" office:value="0.546356707928529">
            <text:p>54.64%</text:p>
          </table:table-cell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  <table:table-cell/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  <table:table-cell table:formula="of:=([.C14]-[.C13])/[.C13]" office:value-type="percentage" office:value="0.0987999989771991">
            <text:p>9.88%</text:p>
          </table:table-cell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  <table:table-cell table:formula="of:=([.C15]-[.C14])/[.C14]" office:value-type="percentage" office:value="0.701897971246527">
            <text:p>70.19%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  <table:table-cell table:formula="of:=([.C19]-[.C20])/[.C20]" office:value-type="percentage" office:value="0.546356707928529">
            <text:p>54.64%</text:p>
          </table:table-cell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  <table:table-cell table:formula="of:=([.C20]-[.C21])/[.C21]" office:value-type="percentage" office:value="0.391248039214622">
            <text:p>39.12%</text:p>
          </table:table-cell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  <table:table-cell table:formula="of:=([.C21]-[.C22])/[.C22]" office:value-type="percentage" office:value="1.59295708243706">
            <text:p>159.30%</text:p>
          </table:table-cell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  <table:table-cell table:formula="of:=([.C22]-[.C23])/[.C23]" office:value-type="percentage" office:value="0.792982419104429">
            <text:p>79.30%</text:p>
          </table:table-cell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  <table:table-cell table:formula="of:=([.C23]-[.C24])/[.C24]" office:value-type="percentage" office:value="0.0446961729381357">
            <text:p>4.47%</text:p>
          </table:table-cell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  <table:table-cell table:formula="of:=([.C24]-[.C25])/[.C25]" office:value-type="percentage" office:value="0.220979306983261">
            <text:p>22.10%</text:p>
          </table:table-cell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  <table:table-cell table:formula="of:=([.C25]-[.C26])/[.C26]" office:value-type="percentage" office:value="0.114063690855836">
            <text:p>11.41%</text:p>
          </table:table-cell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  <table:table-cell table:formula="of:=([.C26]-[.C27])/[.C27]" office:value-type="percentage" office:value="0.0755727578936145">
            <text:p>7.56%</text:p>
          </table:table-cell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  <table:table-cell table:formula="of:=([.C27]-[.C28])/[.C28]" office:value-type="percentage" office:value="0.00858833553157055">
            <text:p>0.86%</text:p>
          </table:table-cell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  <table:table-cell table:formula="of:=([.C28]-[.C29])/[.C29]" office:value-type="percentage" office:value="0.287170935109331">
            <text:p>28.72%</text:p>
          </table:table-cell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  <table:table-cell table:formula="of:=([.C29]-[.C30])/[.C30]" office:value-type="percentage" office:value="0.0315074111878566">
            <text:p>3.15%</text:p>
          </table:table-cell>
        </table:table-row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  <table:table-cell table:formula="of:=([.C30]-[.C31])/[.C31]" office:value-type="percentage" office:value="3.36706169335045">
            <text:p>336.71%</text:p>
          </table:table-cell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  <table:table-cell table:formula="of:=([.C31]-[.C32])/[.C32]" office:value-type="percentage" office:value="0.701897971246527">
            <text:p>70.19%</text:p>
          </table:table-cell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  <table:table-cell table:formula="of:=([.C32]-[.C33])/[.C33]" office:value-type="percentage" office:value="0.0987999989771991">
            <text:p>9.88%</text:p>
          </table:table-cell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column table:style-name="co4" table:default-cell-style-name="Default"/>
        <table:table-row table:style-name="ro1">
          <table:table-cell office:value-type="float" office:value="320046">
            <text:p>320046</text:p>
          </table:table-cell>
          <table:table-cell office:value-type="float" office:value="1000">
            <text:p>1000</text:p>
          </table:table-cell>
          <table:table-cell office:value-type="float" office:value="320.046">
            <text:p>320.05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921264">
            <text:p>921264</text:p>
          </table:table-cell>
          <table:table-cell office:value-type="float" office:value="1000">
            <text:p>1000</text:p>
          </table:table-cell>
          <table:table-cell office:value-type="float" office:value="921.264">
            <text:p>921.26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972246">
            <text:p>972246</text:p>
          </table:table-cell>
          <table:table-cell office:value-type="float" office:value="1000">
            <text:p>1000</text:p>
          </table:table-cell>
          <table:table-cell office:value-type="float" office:value="972.246">
            <text:p>972.2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89212">
            <text:p>289212</text:p>
          </table:table-cell>
          <table:table-cell office:value-type="float" office:value="1000">
            <text:p>1000</text:p>
          </table:table-cell>
          <table:table-cell office:value-type="float" office:value="289.212">
            <text:p>289.21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737793">
            <text:p>737793</text:p>
          </table:table-cell>
          <table:table-cell office:value-type="float" office:value="1000">
            <text:p>1000</text:p>
          </table:table-cell>
          <table:table-cell office:value-type="float" office:value="737.793">
            <text:p>737.79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104299">
            <text:p>2104299</text:p>
          </table:table-cell>
          <table:table-cell office:value-type="float" office:value="1000">
            <text:p>1000</text:p>
          </table:table-cell>
          <table:table-cell office:value-type="float" office:value="2104.299">
            <text:p>2104.3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73322">
            <text:p>173322</text:p>
          </table:table-cell>
          <table:table-cell office:value-type="float" office:value="1000">
            <text:p>1000</text:p>
          </table:table-cell>
          <table:table-cell office:value-type="float" office:value="173.322">
            <text:p>173.3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95833">
            <text:p>895833</text:p>
          </table:table-cell>
          <table:table-cell office:value-type="float" office:value="1000">
            <text:p>1000</text:p>
          </table:table-cell>
          <table:table-cell office:value-type="float" office:value="895.833">
            <text:p>895.83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287531">
            <text:p>1287531</text:p>
          </table:table-cell>
          <table:table-cell office:value-type="float" office:value="1000">
            <text:p>1000</text:p>
          </table:table-cell>
          <table:table-cell office:value-type="float" office:value="1287.531">
            <text:p>1287.5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2484150">
            <text:p>2484150</text:p>
          </table:table-cell>
          <table:table-cell office:value-type="float" office:value="1000">
            <text:p>1000</text:p>
          </table:table-cell>
          <table:table-cell office:value-type="float" office:value="2484.15">
            <text:p>2484.1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029852">
            <text:p>7029852</text:p>
          </table:table-cell>
          <table:table-cell office:value-type="float" office:value="1000">
            <text:p>1000</text:p>
          </table:table-cell>
          <table:table-cell office:value-type="float" office:value="7029.852">
            <text:p>7029.85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356518">
            <text:p>11356518</text:p>
          </table:table-cell>
          <table:table-cell office:value-type="float" office:value="1000">
            <text:p>1000</text:p>
          </table:table-cell>
          <table:table-cell office:value-type="float" office:value="11356.518">
            <text:p>11356.52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3024">
            <text:p>33024</text:p>
          </table:table-cell>
          <table:table-cell office:value-type="float" office:value="1000">
            <text:p>1000</text:p>
          </table:table-cell>
          <table:table-cell office:value-type="float" office:value="33.024">
            <text:p>33.02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26571">
            <text:p>26571</text:p>
          </table:table-cell>
          <table:table-cell office:value-type="float" office:value="1000">
            <text:p>1000</text:p>
          </table:table-cell>
          <table:table-cell office:value-type="float" office:value="26.571">
            <text:p>26.57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49686">
            <text:p>49686</text:p>
          </table:table-cell>
          <table:table-cell office:value-type="float" office:value="1000">
            <text:p>1000</text:p>
          </table:table-cell>
          <table:table-cell office:value-type="float" office:value="49.686">
            <text:p>49.69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254924">
            <text:p>1254924</text:p>
          </table:table-cell>
          <table:table-cell office:value-type="float" office:value="2000">
            <text:p>2000</text:p>
          </table:table-cell>
          <table:table-cell office:value-type="float" office:value="627.462">
            <text:p>627.4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323684">
            <text:p>1323684</text:p>
          </table:table-cell>
          <table:table-cell office:value-type="float" office:value="2000">
            <text:p>2000</text:p>
          </table:table-cell>
          <table:table-cell office:value-type="float" office:value="661.842">
            <text:p>661.84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963335">
            <text:p>1963335</text:p>
          </table:table-cell>
          <table:table-cell office:value-type="float" office:value="2000">
            <text:p>2000</text:p>
          </table:table-cell>
          <table:table-cell office:value-type="float" office:value="981.6675">
            <text:p>981.67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50946">
            <text:p>950946</text:p>
          </table:table-cell>
          <table:table-cell office:value-type="float" office:value="2000">
            <text:p>2000</text:p>
          </table:table-cell>
          <table:table-cell office:value-type="float" office:value="475.473">
            <text:p>475.4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399242">
            <text:p>1399242</text:p>
          </table:table-cell>
          <table:table-cell office:value-type="float" office:value="2000">
            <text:p>2000</text:p>
          </table:table-cell>
          <table:table-cell office:value-type="float" office:value="699.621">
            <text:p>699.6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692970">
            <text:p>3692970</text:p>
          </table:table-cell>
          <table:table-cell office:value-type="float" office:value="2000">
            <text:p>2000</text:p>
          </table:table-cell>
          <table:table-cell office:value-type="float" office:value="1846.485">
            <text:p>1846.4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307052">
            <text:p>1307052</text:p>
          </table:table-cell>
          <table:table-cell office:value-type="float" office:value="2000">
            <text:p>2000</text:p>
          </table:table-cell>
          <table:table-cell office:value-type="float" office:value="653.526">
            <text:p>653.5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634367">
            <text:p>1634367</text:p>
          </table:table-cell>
          <table:table-cell office:value-type="float" office:value="2000">
            <text:p>2000</text:p>
          </table:table-cell>
          <table:table-cell office:value-type="float" office:value="817.1835">
            <text:p>817.18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872609">
            <text:p>1872609</text:p>
          </table:table-cell>
          <table:table-cell office:value-type="float" office:value="2000">
            <text:p>2000</text:p>
          </table:table-cell>
          <table:table-cell office:value-type="float" office:value="936.3045">
            <text:p>936.30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469612">
            <text:p>8469612</text:p>
          </table:table-cell>
          <table:table-cell office:value-type="float" office:value="2000">
            <text:p>2000</text:p>
          </table:table-cell>
          <table:table-cell office:value-type="float" office:value="4234.806">
            <text:p>4234.81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789919">
            <text:p>11789919</text:p>
          </table:table-cell>
          <table:table-cell office:value-type="float" office:value="2000">
            <text:p>2000</text:p>
          </table:table-cell>
          <table:table-cell office:value-type="float" office:value="5894.9595">
            <text:p>5894.9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23481087">
            <text:p>23481087</text:p>
          </table:table-cell>
          <table:table-cell office:value-type="float" office:value="2000">
            <text:p>2000</text:p>
          </table:table-cell>
          <table:table-cell office:value-type="float" office:value="11740.5435">
            <text:p>11740.5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35240">
            <text:p>135240</text:p>
          </table:table-cell>
          <table:table-cell office:value-type="float" office:value="2000">
            <text:p>2000</text:p>
          </table:table-cell>
          <table:table-cell office:value-type="float" office:value="67.62">
            <text:p>67.62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6205">
            <text:p>116205</text:p>
          </table:table-cell>
          <table:table-cell office:value-type="float" office:value="2000">
            <text:p>2000</text:p>
          </table:table-cell>
          <table:table-cell office:value-type="float" office:value="58.1025">
            <text:p>58.10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206337">
            <text:p>206337</text:p>
          </table:table-cell>
          <table:table-cell office:value-type="float" office:value="2000">
            <text:p>2000</text:p>
          </table:table-cell>
          <table:table-cell office:value-type="float" office:value="103.1685">
            <text:p>103.1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561476">
            <text:p>1561476</text:p>
          </table:table-cell>
          <table:table-cell office:value-type="float" office:value="3000">
            <text:p>3000</text:p>
          </table:table-cell>
          <table:table-cell office:value-type="float" office:value="520.492">
            <text:p>520.49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822422">
            <text:p>1822422</text:p>
          </table:table-cell>
          <table:table-cell office:value-type="float" office:value="3000">
            <text:p>3000</text:p>
          </table:table-cell>
          <table:table-cell office:value-type="float" office:value="607.474">
            <text:p>607.47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2725770">
            <text:p>2725770</text:p>
          </table:table-cell>
          <table:table-cell office:value-type="float" office:value="3000">
            <text:p>3000</text:p>
          </table:table-cell>
          <table:table-cell office:value-type="float" office:value="908.59">
            <text:p>908.5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1530201">
            <text:p>1530201</text:p>
          </table:table-cell>
          <table:table-cell office:value-type="float" office:value="3000">
            <text:p>3000</text:p>
          </table:table-cell>
          <table:table-cell office:value-type="float" office:value="510.067">
            <text:p>510.0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2125779">
            <text:p>2125779</text:p>
          </table:table-cell>
          <table:table-cell office:value-type="float" office:value="3000">
            <text:p>3000</text:p>
          </table:table-cell>
          <table:table-cell office:value-type="float" office:value="708.593">
            <text:p>708.59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5365053">
            <text:p>5365053</text:p>
          </table:table-cell>
          <table:table-cell office:value-type="float" office:value="3000">
            <text:p>3000</text:p>
          </table:table-cell>
          <table:table-cell office:value-type="float" office:value="1788.351">
            <text:p>1788.35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905855">
            <text:p>1905855</text:p>
          </table:table-cell>
          <table:table-cell office:value-type="float" office:value="3000">
            <text:p>3000</text:p>
          </table:table-cell>
          <table:table-cell office:value-type="float" office:value="635.285">
            <text:p>635.29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2261271">
            <text:p>2261271</text:p>
          </table:table-cell>
          <table:table-cell office:value-type="float" office:value="3000">
            <text:p>3000</text:p>
          </table:table-cell>
          <table:table-cell office:value-type="float" office:value="753.757">
            <text:p>753.7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2572560">
            <text:p>2572560</text:p>
          </table:table-cell>
          <table:table-cell office:value-type="float" office:value="3000">
            <text:p>3000</text:p>
          </table:table-cell>
          <table:table-cell office:value-type="float" office:value="857.52">
            <text:p>857.52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13350204">
            <text:p>13350204</text:p>
          </table:table-cell>
          <table:table-cell office:value-type="float" office:value="3000">
            <text:p>3000</text:p>
          </table:table-cell>
          <table:table-cell office:value-type="float" office:value="4450.068">
            <text:p>4450.0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6625802">
            <text:p>16625802</text:p>
          </table:table-cell>
          <table:table-cell office:value-type="float" office:value="3000">
            <text:p>3000</text:p>
          </table:table-cell>
          <table:table-cell office:value-type="float" office:value="5541.934">
            <text:p>5541.93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30515580">
            <text:p>30515580</text:p>
          </table:table-cell>
          <table:table-cell office:value-type="float" office:value="3000">
            <text:p>3000</text:p>
          </table:table-cell>
          <table:table-cell office:value-type="float" office:value="10171.86">
            <text:p>10171.86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98726">
            <text:p>198726</text:p>
          </table:table-cell>
          <table:table-cell office:value-type="float" office:value="3000">
            <text:p>3000</text:p>
          </table:table-cell>
          <table:table-cell office:value-type="float" office:value="66.242">
            <text:p>66.2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95867">
            <text:p>195867</text:p>
          </table:table-cell>
          <table:table-cell office:value-type="float" office:value="3000">
            <text:p>3000</text:p>
          </table:table-cell>
          <table:table-cell office:value-type="float" office:value="65.289">
            <text:p>65.2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370098">
            <text:p>370098</text:p>
          </table:table-cell>
          <table:table-cell office:value-type="float" office:value="3000">
            <text:p>3000</text:p>
          </table:table-cell>
          <table:table-cell office:value-type="float" office:value="123.366">
            <text:p>123.3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2191938">
            <text:p>2191938</text:p>
          </table:table-cell>
          <table:table-cell office:value-type="float" office:value="4000">
            <text:p>4000</text:p>
          </table:table-cell>
          <table:table-cell office:value-type="float" office:value="547.9845">
            <text:p>547.98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2733903">
            <text:p>2733903</text:p>
          </table:table-cell>
          <table:table-cell office:value-type="float" office:value="4000">
            <text:p>4000</text:p>
          </table:table-cell>
          <table:table-cell office:value-type="float" office:value="683.47575">
            <text:p>683.4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3787995">
            <text:p>3787995</text:p>
          </table:table-cell>
          <table:table-cell office:value-type="float" office:value="4000">
            <text:p>4000</text:p>
          </table:table-cell>
          <table:table-cell office:value-type="float" office:value="946.99875">
            <text:p>947.0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057541">
            <text:p>2057541</text:p>
          </table:table-cell>
          <table:table-cell office:value-type="float" office:value="4000">
            <text:p>4000</text:p>
          </table:table-cell>
          <table:table-cell office:value-type="float" office:value="514.38525">
            <text:p>514.3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2822799">
            <text:p>2822799</text:p>
          </table:table-cell>
          <table:table-cell office:value-type="float" office:value="4000">
            <text:p>4000</text:p>
          </table:table-cell>
          <table:table-cell office:value-type="float" office:value="705.69975">
            <text:p>705.70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8134872">
            <text:p>8134872</text:p>
          </table:table-cell>
          <table:table-cell office:value-type="float" office:value="4000">
            <text:p>4000</text:p>
          </table:table-cell>
          <table:table-cell office:value-type="float" office:value="2033.718">
            <text:p>2033.7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2875122">
            <text:p>2875122</text:p>
          </table:table-cell>
          <table:table-cell office:value-type="float" office:value="4000">
            <text:p>4000</text:p>
          </table:table-cell>
          <table:table-cell office:value-type="float" office:value="718.7805">
            <text:p>718.78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3589542">
            <text:p>3589542</text:p>
          </table:table-cell>
          <table:table-cell office:value-type="float" office:value="4000">
            <text:p>4000</text:p>
          </table:table-cell>
          <table:table-cell office:value-type="float" office:value="897.3855">
            <text:p>897.3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3805854">
            <text:p>3805854</text:p>
          </table:table-cell>
          <table:table-cell office:value-type="float" office:value="4000">
            <text:p>4000</text:p>
          </table:table-cell>
          <table:table-cell office:value-type="float" office:value="951.4635">
            <text:p>951.4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17706135">
            <text:p>17706135</text:p>
          </table:table-cell>
          <table:table-cell office:value-type="float" office:value="4000">
            <text:p>4000</text:p>
          </table:table-cell>
          <table:table-cell office:value-type="float" office:value="4426.53375">
            <text:p>4426.5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25860117">
            <text:p>25860117</text:p>
          </table:table-cell>
          <table:table-cell office:value-type="float" office:value="4000">
            <text:p>4000</text:p>
          </table:table-cell>
          <table:table-cell office:value-type="float" office:value="6465.02925">
            <text:p>6465.03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41556813">
            <text:p>41556813</text:p>
          </table:table-cell>
          <table:table-cell office:value-type="float" office:value="4000">
            <text:p>4000</text:p>
          </table:table-cell>
          <table:table-cell office:value-type="float" office:value="10389.20325">
            <text:p>10389.20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281412">
            <text:p>281412</text:p>
          </table:table-cell>
          <table:table-cell office:value-type="float" office:value="4000">
            <text:p>4000</text:p>
          </table:table-cell>
          <table:table-cell office:value-type="float" office:value="70.353">
            <text:p>70.35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281667">
            <text:p>281667</text:p>
          </table:table-cell>
          <table:table-cell office:value-type="float" office:value="4000">
            <text:p>4000</text:p>
          </table:table-cell>
          <table:table-cell office:value-type="float" office:value="70.41675">
            <text:p>70.42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450963">
            <text:p>450963</text:p>
          </table:table-cell>
          <table:table-cell office:value-type="float" office:value="4000">
            <text:p>4000</text:p>
          </table:table-cell>
          <table:table-cell office:value-type="float" office:value="112.74075">
            <text:p>112.7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2614887">
            <text:p>2614887</text:p>
          </table:table-cell>
          <table:table-cell office:value-type="float" office:value="5000">
            <text:p>5000</text:p>
          </table:table-cell>
          <table:table-cell office:value-type="float" office:value="522.9774">
            <text:p>522.98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3589875">
            <text:p>3589875</text:p>
          </table:table-cell>
          <table:table-cell office:value-type="float" office:value="5000">
            <text:p>5000</text:p>
          </table:table-cell>
          <table:table-cell office:value-type="float" office:value="717.975">
            <text:p>717.9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5023914">
            <text:p>5023914</text:p>
          </table:table-cell>
          <table:table-cell office:value-type="float" office:value="5000">
            <text:p>5000</text:p>
          </table:table-cell>
          <table:table-cell office:value-type="float" office:value="1004.7828">
            <text:p>1004.7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615901">
            <text:p>2615901</text:p>
          </table:table-cell>
          <table:table-cell office:value-type="float" office:value="5000">
            <text:p>5000</text:p>
          </table:table-cell>
          <table:table-cell office:value-type="float" office:value="523.1802">
            <text:p>523.18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3633258">
            <text:p>3633258</text:p>
          </table:table-cell>
          <table:table-cell office:value-type="float" office:value="5000">
            <text:p>5000</text:p>
          </table:table-cell>
          <table:table-cell office:value-type="float" office:value="726.6516">
            <text:p>726.65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9913869">
            <text:p>9913869</text:p>
          </table:table-cell>
          <table:table-cell office:value-type="float" office:value="5000">
            <text:p>5000</text:p>
          </table:table-cell>
          <table:table-cell office:value-type="float" office:value="1982.7738">
            <text:p>1982.7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3476817">
            <text:p>3476817</text:p>
          </table:table-cell>
          <table:table-cell office:value-type="float" office:value="5000">
            <text:p>5000</text:p>
          </table:table-cell>
          <table:table-cell office:value-type="float" office:value="695.3634">
            <text:p>695.36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3920214">
            <text:p>3920214</text:p>
          </table:table-cell>
          <table:table-cell office:value-type="float" office:value="5000">
            <text:p>5000</text:p>
          </table:table-cell>
          <table:table-cell office:value-type="float" office:value="784.0428">
            <text:p>784.04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4767504">
            <text:p>4767504</text:p>
          </table:table-cell>
          <table:table-cell office:value-type="float" office:value="5000">
            <text:p>5000</text:p>
          </table:table-cell>
          <table:table-cell office:value-type="float" office:value="953.5008">
            <text:p>953.50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23686725">
            <text:p>23686725</text:p>
          </table:table-cell>
          <table:table-cell office:value-type="float" office:value="5000">
            <text:p>5000</text:p>
          </table:table-cell>
          <table:table-cell office:value-type="float" office:value="4737.345">
            <text:p>4737.3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4797282">
            <text:p>34797282</text:p>
          </table:table-cell>
          <table:table-cell office:value-type="float" office:value="5000">
            <text:p>5000</text:p>
          </table:table-cell>
          <table:table-cell office:value-type="float" office:value="6959.4564">
            <text:p>6959.4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50989713">
            <text:p>50989713</text:p>
          </table:table-cell>
          <table:table-cell office:value-type="float" office:value="5000">
            <text:p>5000</text:p>
          </table:table-cell>
          <table:table-cell office:value-type="float" office:value="10197.9426">
            <text:p>10197.9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31701">
            <text:p>331701</text:p>
          </table:table-cell>
          <table:table-cell office:value-type="float" office:value="5000">
            <text:p>5000</text:p>
          </table:table-cell>
          <table:table-cell office:value-type="float" office:value="66.3402">
            <text:p>66.3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337263">
            <text:p>337263</text:p>
          </table:table-cell>
          <table:table-cell office:value-type="float" office:value="5000">
            <text:p>5000</text:p>
          </table:table-cell>
          <table:table-cell office:value-type="float" office:value="67.4526">
            <text:p>67.4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551697">
            <text:p>551697</text:p>
          </table:table-cell>
          <table:table-cell office:value-type="float" office:value="5000">
            <text:p>5000</text:p>
          </table:table-cell>
          <table:table-cell office:value-type="float" office:value="110.3394">
            <text:p>110.3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3260745">
            <text:p>3260745</text:p>
          </table:table-cell>
          <table:table-cell office:value-type="float" office:value="6000">
            <text:p>6000</text:p>
          </table:table-cell>
          <table:table-cell office:value-type="float" office:value="543.4575">
            <text:p>543.4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4186617">
            <text:p>4186617</text:p>
          </table:table-cell>
          <table:table-cell office:value-type="float" office:value="6000">
            <text:p>6000</text:p>
          </table:table-cell>
          <table:table-cell office:value-type="float" office:value="697.7695">
            <text:p>697.77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6032097">
            <text:p>6032097</text:p>
          </table:table-cell>
          <table:table-cell office:value-type="float" office:value="6000">
            <text:p>6000</text:p>
          </table:table-cell>
          <table:table-cell office:value-type="float" office:value="1005.3495">
            <text:p>1005.3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818821">
            <text:p>2818821</text:p>
          </table:table-cell>
          <table:table-cell office:value-type="float" office:value="6000">
            <text:p>6000</text:p>
          </table:table-cell>
          <table:table-cell office:value-type="float" office:value="469.8035">
            <text:p>469.80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3910023">
            <text:p>3910023</text:p>
          </table:table-cell>
          <table:table-cell office:value-type="float" office:value="6000">
            <text:p>6000</text:p>
          </table:table-cell>
          <table:table-cell office:value-type="float" office:value="651.6705">
            <text:p>651.67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0403349">
            <text:p>10403349</text:p>
          </table:table-cell>
          <table:table-cell office:value-type="float" office:value="6000">
            <text:p>6000</text:p>
          </table:table-cell>
          <table:table-cell office:value-type="float" office:value="1733.8915">
            <text:p>1733.8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4169712">
            <text:p>4169712</text:p>
          </table:table-cell>
          <table:table-cell office:value-type="float" office:value="6000">
            <text:p>6000</text:p>
          </table:table-cell>
          <table:table-cell office:value-type="float" office:value="694.952">
            <text:p>694.95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4614087">
            <text:p>4614087</text:p>
          </table:table-cell>
          <table:table-cell office:value-type="float" office:value="6000">
            <text:p>6000</text:p>
          </table:table-cell>
          <table:table-cell office:value-type="float" office:value="769.0145">
            <text:p>769.0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5112201">
            <text:p>5112201</text:p>
          </table:table-cell>
          <table:table-cell office:value-type="float" office:value="6000">
            <text:p>6000</text:p>
          </table:table-cell>
          <table:table-cell office:value-type="float" office:value="852.0335">
            <text:p>852.0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0282738">
            <text:p>30282738</text:p>
          </table:table-cell>
          <table:table-cell office:value-type="float" office:value="6000">
            <text:p>6000</text:p>
          </table:table-cell>
          <table:table-cell office:value-type="float" office:value="5047.123">
            <text:p>5047.12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5092614">
            <text:p>35092614</text:p>
          </table:table-cell>
          <table:table-cell office:value-type="float" office:value="6000">
            <text:p>6000</text:p>
          </table:table-cell>
          <table:table-cell office:value-type="float" office:value="5848.769">
            <text:p>5848.77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68160429">
            <text:p>68160429</text:p>
          </table:table-cell>
          <table:table-cell office:value-type="float" office:value="6000">
            <text:p>6000</text:p>
          </table:table-cell>
          <table:table-cell office:value-type="float" office:value="11360.0715">
            <text:p>11360.07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62655">
            <text:p>362655</text:p>
          </table:table-cell>
          <table:table-cell office:value-type="float" office:value="6000">
            <text:p>6000</text:p>
          </table:table-cell>
          <table:table-cell office:value-type="float" office:value="60.4425">
            <text:p>60.4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360888">
            <text:p>360888</text:p>
          </table:table-cell>
          <table:table-cell office:value-type="float" office:value="6000">
            <text:p>6000</text:p>
          </table:table-cell>
          <table:table-cell office:value-type="float" office:value="60.148">
            <text:p>60.1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603150">
            <text:p>603150</text:p>
          </table:table-cell>
          <table:table-cell office:value-type="float" office:value="6000">
            <text:p>6000</text:p>
          </table:table-cell>
          <table:table-cell office:value-type="float" office:value="100.525">
            <text:p>100.53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3510576">
            <text:p>3510576</text:p>
          </table:table-cell>
          <table:table-cell office:value-type="float" office:value="7000">
            <text:p>7000</text:p>
          </table:table-cell>
          <table:table-cell office:value-type="float" office:value="501.510857142857">
            <text:p>501.51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4548435">
            <text:p>4548435</text:p>
          </table:table-cell>
          <table:table-cell office:value-type="float" office:value="7000">
            <text:p>7000</text:p>
          </table:table-cell>
          <table:table-cell office:value-type="float" office:value="649.776428571429">
            <text:p>649.7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6329691">
            <text:p>6329691</text:p>
          </table:table-cell>
          <table:table-cell office:value-type="float" office:value="7000">
            <text:p>7000</text:p>
          </table:table-cell>
          <table:table-cell office:value-type="float" office:value="904.241571428572">
            <text:p>904.24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3466134">
            <text:p>3466134</text:p>
          </table:table-cell>
          <table:table-cell office:value-type="float" office:value="7000">
            <text:p>7000</text:p>
          </table:table-cell>
          <table:table-cell office:value-type="float" office:value="495.162">
            <text:p>495.1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4873647">
            <text:p>4873647</text:p>
          </table:table-cell>
          <table:table-cell office:value-type="float" office:value="7000">
            <text:p>7000</text:p>
          </table:table-cell>
          <table:table-cell office:value-type="float" office:value="696.235285714286">
            <text:p>696.24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3054416">
            <text:p>13054416</text:p>
          </table:table-cell>
          <table:table-cell office:value-type="float" office:value="7000">
            <text:p>7000</text:p>
          </table:table-cell>
          <table:table-cell office:value-type="float" office:value="1864.91657142857">
            <text:p>1864.9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4406565">
            <text:p>4406565</text:p>
          </table:table-cell>
          <table:table-cell office:value-type="float" office:value="7000">
            <text:p>7000</text:p>
          </table:table-cell>
          <table:table-cell office:value-type="float" office:value="629.509285714286">
            <text:p>629.51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5225430">
            <text:p>5225430</text:p>
          </table:table-cell>
          <table:table-cell office:value-type="float" office:value="7000">
            <text:p>7000</text:p>
          </table:table-cell>
          <table:table-cell office:value-type="float" office:value="746.49">
            <text:p>746.4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6522984">
            <text:p>6522984</text:p>
          </table:table-cell>
          <table:table-cell office:value-type="float" office:value="7000">
            <text:p>7000</text:p>
          </table:table-cell>
          <table:table-cell office:value-type="float" office:value="931.854857142857">
            <text:p>931.85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1271751">
            <text:p>31271751</text:p>
          </table:table-cell>
          <table:table-cell office:value-type="float" office:value="7000">
            <text:p>7000</text:p>
          </table:table-cell>
          <table:table-cell office:value-type="float" office:value="4467.393">
            <text:p>4467.39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8495856">
            <text:p>38495856</text:p>
          </table:table-cell>
          <table:table-cell office:value-type="float" office:value="7000">
            <text:p>7000</text:p>
          </table:table-cell>
          <table:table-cell office:value-type="float" office:value="5499.408">
            <text:p>5499.41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74527089">
            <text:p>74527089</text:p>
          </table:table-cell>
          <table:table-cell office:value-type="float" office:value="7000">
            <text:p>7000</text:p>
          </table:table-cell>
          <table:table-cell office:value-type="float" office:value="10646.727">
            <text:p>10646.7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460857">
            <text:p>460857</text:p>
          </table:table-cell>
          <table:table-cell office:value-type="float" office:value="7000">
            <text:p>7000</text:p>
          </table:table-cell>
          <table:table-cell office:value-type="float" office:value="65.8367142857143">
            <text:p>65.8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456747">
            <text:p>456747</text:p>
          </table:table-cell>
          <table:table-cell office:value-type="float" office:value="7000">
            <text:p>7000</text:p>
          </table:table-cell>
          <table:table-cell office:value-type="float" office:value="65.2495714285714">
            <text:p>65.2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783273">
            <text:p>783273</text:p>
          </table:table-cell>
          <table:table-cell office:value-type="float" office:value="7000">
            <text:p>7000</text:p>
          </table:table-cell>
          <table:table-cell office:value-type="float" office:value="111.896142857143">
            <text:p>111.9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136949">
            <text:p>4136949</text:p>
          </table:table-cell>
          <table:table-cell office:value-type="float" office:value="8000">
            <text:p>8000</text:p>
          </table:table-cell>
          <table:table-cell office:value-type="float" office:value="517.118625">
            <text:p>517.1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5428011">
            <text:p>5428011</text:p>
          </table:table-cell>
          <table:table-cell office:value-type="float" office:value="8000">
            <text:p>8000</text:p>
          </table:table-cell>
          <table:table-cell office:value-type="float" office:value="678.501375">
            <text:p>678.5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7388637">
            <text:p>7388637</text:p>
          </table:table-cell>
          <table:table-cell office:value-type="float" office:value="8000">
            <text:p>8000</text:p>
          </table:table-cell>
          <table:table-cell office:value-type="float" office:value="923.579625">
            <text:p>923.5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053600">
            <text:p>4053600</text:p>
          </table:table-cell>
          <table:table-cell office:value-type="float" office:value="8000">
            <text:p>8000</text:p>
          </table:table-cell>
          <table:table-cell office:value-type="float" office:value="506.7">
            <text:p>506.70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5615862">
            <text:p>5615862</text:p>
          </table:table-cell>
          <table:table-cell office:value-type="float" office:value="8000">
            <text:p>8000</text:p>
          </table:table-cell>
          <table:table-cell office:value-type="float" office:value="701.98275">
            <text:p>701.98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3859232">
            <text:p>13859232</text:p>
          </table:table-cell>
          <table:table-cell office:value-type="float" office:value="8000">
            <text:p>8000</text:p>
          </table:table-cell>
          <table:table-cell office:value-type="float" office:value="1732.404">
            <text:p>1732.4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5777688">
            <text:p>5777688</text:p>
          </table:table-cell>
          <table:table-cell office:value-type="float" office:value="8000">
            <text:p>8000</text:p>
          </table:table-cell>
          <table:table-cell office:value-type="float" office:value="722.211">
            <text:p>722.21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6614505">
            <text:p>6614505</text:p>
          </table:table-cell>
          <table:table-cell office:value-type="float" office:value="8000">
            <text:p>8000</text:p>
          </table:table-cell>
          <table:table-cell office:value-type="float" office:value="826.813125">
            <text:p>826.8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6785307">
            <text:p>6785307</text:p>
          </table:table-cell>
          <table:table-cell office:value-type="float" office:value="8000">
            <text:p>8000</text:p>
          </table:table-cell>
          <table:table-cell office:value-type="float" office:value="848.163375">
            <text:p>848.1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0623918">
            <text:p>40623918</text:p>
          </table:table-cell>
          <table:table-cell office:value-type="float" office:value="8000">
            <text:p>8000</text:p>
          </table:table-cell>
          <table:table-cell office:value-type="float" office:value="5077.98975">
            <text:p>5077.99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53423844">
            <text:p>53423844</text:p>
          </table:table-cell>
          <table:table-cell office:value-type="float" office:value="8000">
            <text:p>8000</text:p>
          </table:table-cell>
          <table:table-cell office:value-type="float" office:value="6677.9805">
            <text:p>6677.9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90221046">
            <text:p>90221046</text:p>
          </table:table-cell>
          <table:table-cell office:value-type="float" office:value="8000">
            <text:p>8000</text:p>
          </table:table-cell>
          <table:table-cell office:value-type="float" office:value="11277.63075">
            <text:p>11277.6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474648">
            <text:p>474648</text:p>
          </table:table-cell>
          <table:table-cell office:value-type="float" office:value="8000">
            <text:p>8000</text:p>
          </table:table-cell>
          <table:table-cell office:value-type="float" office:value="59.331">
            <text:p>59.33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484200">
            <text:p>484200</text:p>
          </table:table-cell>
          <table:table-cell office:value-type="float" office:value="8000">
            <text:p>8000</text:p>
          </table:table-cell>
          <table:table-cell office:value-type="float" office:value="60.525">
            <text:p>60.53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848715">
            <text:p>848715</text:p>
          </table:table-cell>
          <table:table-cell office:value-type="float" office:value="8000">
            <text:p>8000</text:p>
          </table:table-cell>
          <table:table-cell office:value-type="float" office:value="106.089375">
            <text:p>106.09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425516">
            <text:p>4425516</text:p>
          </table:table-cell>
          <table:table-cell office:value-type="float" office:value="9000">
            <text:p>9000</text:p>
          </table:table-cell>
          <table:table-cell office:value-type="float" office:value="491.724">
            <text:p>491.7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5667426">
            <text:p>5667426</text:p>
          </table:table-cell>
          <table:table-cell office:value-type="float" office:value="9000">
            <text:p>9000</text:p>
          </table:table-cell>
          <table:table-cell office:value-type="float" office:value="629.714">
            <text:p>629.71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8298777">
            <text:p>8298777</text:p>
          </table:table-cell>
          <table:table-cell office:value-type="float" office:value="9000">
            <text:p>9000</text:p>
          </table:table-cell>
          <table:table-cell office:value-type="float" office:value="922.086333333333">
            <text:p>922.0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470942">
            <text:p>4470942</text:p>
          </table:table-cell>
          <table:table-cell office:value-type="float" office:value="9000">
            <text:p>9000</text:p>
          </table:table-cell>
          <table:table-cell office:value-type="float" office:value="496.771333333333">
            <text:p>496.7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6240201">
            <text:p>6240201</text:p>
          </table:table-cell>
          <table:table-cell office:value-type="float" office:value="9000">
            <text:p>9000</text:p>
          </table:table-cell>
          <table:table-cell office:value-type="float" office:value="693.355666666667">
            <text:p>693.3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5788595">
            <text:p>15788595</text:p>
          </table:table-cell>
          <table:table-cell office:value-type="float" office:value="9000">
            <text:p>9000</text:p>
          </table:table-cell>
          <table:table-cell office:value-type="float" office:value="1754.28833333333">
            <text:p>1754.2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5745453">
            <text:p>5745453</text:p>
          </table:table-cell>
          <table:table-cell office:value-type="float" office:value="9000">
            <text:p>9000</text:p>
          </table:table-cell>
          <table:table-cell office:value-type="float" office:value="638.383666666667">
            <text:p>638.38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6842331">
            <text:p>6842331</text:p>
          </table:table-cell>
          <table:table-cell office:value-type="float" office:value="9000">
            <text:p>9000</text:p>
          </table:table-cell>
          <table:table-cell office:value-type="float" office:value="760.259">
            <text:p>760.2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368433">
            <text:p>9368433</text:p>
          </table:table-cell>
          <table:table-cell office:value-type="float" office:value="9000">
            <text:p>9000</text:p>
          </table:table-cell>
          <table:table-cell office:value-type="float" office:value="1040.937">
            <text:p>1040.9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9843735">
            <text:p>39843735</text:p>
          </table:table-cell>
          <table:table-cell office:value-type="float" office:value="9000">
            <text:p>9000</text:p>
          </table:table-cell>
          <table:table-cell office:value-type="float" office:value="4427.08166666667">
            <text:p>4427.08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55222035">
            <text:p>55222035</text:p>
          </table:table-cell>
          <table:table-cell office:value-type="float" office:value="9000">
            <text:p>9000</text:p>
          </table:table-cell>
          <table:table-cell office:value-type="float" office:value="6135.78166666667">
            <text:p>6135.7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86145816">
            <text:p>86145816</text:p>
          </table:table-cell>
          <table:table-cell office:value-type="float" office:value="9000">
            <text:p>9000</text:p>
          </table:table-cell>
          <table:table-cell office:value-type="float" office:value="9571.75733333333">
            <text:p>9571.76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574920">
            <text:p>574920</text:p>
          </table:table-cell>
          <table:table-cell office:value-type="float" office:value="9000">
            <text:p>9000</text:p>
          </table:table-cell>
          <table:table-cell office:value-type="float" office:value="63.88">
            <text:p>63.8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590652">
            <text:p>590652</text:p>
          </table:table-cell>
          <table:table-cell office:value-type="float" office:value="9000">
            <text:p>9000</text:p>
          </table:table-cell>
          <table:table-cell office:value-type="float" office:value="65.628">
            <text:p>65.63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973995">
            <text:p>973995</text:p>
          </table:table-cell>
          <table:table-cell office:value-type="float" office:value="9000">
            <text:p>9000</text:p>
          </table:table-cell>
          <table:table-cell office:value-type="float" office:value="108.221666666667">
            <text:p>108.22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951290">
            <text:p>4951290</text:p>
          </table:table-cell>
          <table:table-cell office:value-type="float" office:value="10000">
            <text:p>10000</text:p>
          </table:table-cell>
          <table:table-cell office:value-type="float" office:value="495.129">
            <text:p>495.13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6081957">
            <text:p>6081957</text:p>
          </table:table-cell>
          <table:table-cell office:value-type="float" office:value="10000">
            <text:p>10000</text:p>
          </table:table-cell>
          <table:table-cell office:value-type="float" office:value="608.1957">
            <text:p>608.2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9354759">
            <text:p>9354759</text:p>
          </table:table-cell>
          <table:table-cell office:value-type="float" office:value="10000">
            <text:p>10000</text:p>
          </table:table-cell>
          <table:table-cell office:value-type="float" office:value="935.4759">
            <text:p>935.4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919886">
            <text:p>4919886</text:p>
          </table:table-cell>
          <table:table-cell office:value-type="float" office:value="10000">
            <text:p>10000</text:p>
          </table:table-cell>
          <table:table-cell office:value-type="float" office:value="491.9886">
            <text:p>491.9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6761652">
            <text:p>6761652</text:p>
          </table:table-cell>
          <table:table-cell office:value-type="float" office:value="10000">
            <text:p>10000</text:p>
          </table:table-cell>
          <table:table-cell office:value-type="float" office:value="676.1652">
            <text:p>676.17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7503749">
            <text:p>17503749</text:p>
          </table:table-cell>
          <table:table-cell office:value-type="float" office:value="10000">
            <text:p>10000</text:p>
          </table:table-cell>
          <table:table-cell office:value-type="float" office:value="1750.3749">
            <text:p>1750.3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6245967">
            <text:p>6245967</text:p>
          </table:table-cell>
          <table:table-cell office:value-type="float" office:value="10000">
            <text:p>10000</text:p>
          </table:table-cell>
          <table:table-cell office:value-type="float" office:value="624.5967">
            <text:p>624.60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7562661">
            <text:p>7562661</text:p>
          </table:table-cell>
          <table:table-cell office:value-type="float" office:value="10000">
            <text:p>10000</text:p>
          </table:table-cell>
          <table:table-cell office:value-type="float" office:value="756.2661">
            <text:p>756.27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214743">
            <text:p>9214743</text:p>
          </table:table-cell>
          <table:table-cell office:value-type="float" office:value="10000">
            <text:p>10000</text:p>
          </table:table-cell>
          <table:table-cell office:value-type="float" office:value="921.4743">
            <text:p>921.47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2944667">
            <text:p>42944667</text:p>
          </table:table-cell>
          <table:table-cell office:value-type="float" office:value="10000">
            <text:p>10000</text:p>
          </table:table-cell>
          <table:table-cell office:value-type="float" office:value="4294.4667">
            <text:p>4294.4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61991205">
            <text:p>61991205</text:p>
          </table:table-cell>
          <table:table-cell office:value-type="float" office:value="10000">
            <text:p>10000</text:p>
          </table:table-cell>
          <table:table-cell office:value-type="float" office:value="6199.1205">
            <text:p>6199.12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94636344">
            <text:p>94636344</text:p>
          </table:table-cell>
          <table:table-cell office:value-type="float" office:value="10000">
            <text:p>10000</text:p>
          </table:table-cell>
          <table:table-cell office:value-type="float" office:value="9463.6344">
            <text:p>9463.6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639720">
            <text:p>639720</text:p>
          </table:table-cell>
          <table:table-cell office:value-type="float" office:value="10000">
            <text:p>10000</text:p>
          </table:table-cell>
          <table:table-cell office:value-type="float" office:value="63.972">
            <text:p>63.97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639648">
            <text:p>639648</text:p>
          </table:table-cell>
          <table:table-cell office:value-type="float" office:value="10000">
            <text:p>10000</text:p>
          </table:table-cell>
          <table:table-cell office:value-type="float" office:value="63.9648">
            <text:p>63.96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129101">
            <text:p>1129101</text:p>
          </table:table-cell>
          <table:table-cell office:value-type="float" office:value="10000">
            <text:p>10000</text:p>
          </table:table-cell>
          <table:table-cell office:value-type="float" office:value="112.9101">
            <text:p>112.91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5854110">
            <text:p>5854110</text:p>
          </table:table-cell>
          <table:table-cell office:value-type="float" office:value="11000">
            <text:p>11000</text:p>
          </table:table-cell>
          <table:table-cell office:value-type="float" office:value="532.191818181818">
            <text:p>532.19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329093">
            <text:p>7329093</text:p>
          </table:table-cell>
          <table:table-cell office:value-type="float" office:value="11000">
            <text:p>11000</text:p>
          </table:table-cell>
          <table:table-cell office:value-type="float" office:value="666.281181818182">
            <text:p>666.2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0651806">
            <text:p>10651806</text:p>
          </table:table-cell>
          <table:table-cell office:value-type="float" office:value="11000">
            <text:p>11000</text:p>
          </table:table-cell>
          <table:table-cell office:value-type="float" office:value="968.346">
            <text:p>968.3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5926287">
            <text:p>5926287</text:p>
          </table:table-cell>
          <table:table-cell office:value-type="float" office:value="11000">
            <text:p>11000</text:p>
          </table:table-cell>
          <table:table-cell office:value-type="float" office:value="538.753363636364">
            <text:p>538.75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033916">
            <text:p>8033916</text:p>
          </table:table-cell>
          <table:table-cell office:value-type="float" office:value="11000">
            <text:p>11000</text:p>
          </table:table-cell>
          <table:table-cell office:value-type="float" office:value="730.356">
            <text:p>730.3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0933241">
            <text:p>20933241</text:p>
          </table:table-cell>
          <table:table-cell office:value-type="float" office:value="11000">
            <text:p>11000</text:p>
          </table:table-cell>
          <table:table-cell office:value-type="float" office:value="1903.02190909091">
            <text:p>1903.0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7708284">
            <text:p>7708284</text:p>
          </table:table-cell>
          <table:table-cell office:value-type="float" office:value="11000">
            <text:p>11000</text:p>
          </table:table-cell>
          <table:table-cell office:value-type="float" office:value="700.753090909091">
            <text:p>700.75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758941">
            <text:p>8758941</text:p>
          </table:table-cell>
          <table:table-cell office:value-type="float" office:value="11000">
            <text:p>11000</text:p>
          </table:table-cell>
          <table:table-cell office:value-type="float" office:value="796.267363636364">
            <text:p>796.27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604773">
            <text:p>9604773</text:p>
          </table:table-cell>
          <table:table-cell office:value-type="float" office:value="11000">
            <text:p>11000</text:p>
          </table:table-cell>
          <table:table-cell office:value-type="float" office:value="873.161181818182">
            <text:p>873.1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6734609">
            <text:p>46734609</text:p>
          </table:table-cell>
          <table:table-cell office:value-type="float" office:value="11000">
            <text:p>11000</text:p>
          </table:table-cell>
          <table:table-cell office:value-type="float" office:value="4248.60081818182">
            <text:p>4248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1643030">
            <text:p>71643030</text:p>
          </table:table-cell>
          <table:table-cell office:value-type="float" office:value="11000">
            <text:p>11000</text:p>
          </table:table-cell>
          <table:table-cell office:value-type="float" office:value="6513.00272727273">
            <text:p>6513.00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23329487">
            <text:p>123329487</text:p>
          </table:table-cell>
          <table:table-cell office:value-type="float" office:value="11000">
            <text:p>11000</text:p>
          </table:table-cell>
          <table:table-cell office:value-type="float" office:value="11211.7715454545">
            <text:p>11211.77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675198">
            <text:p>675198</text:p>
          </table:table-cell>
          <table:table-cell office:value-type="float" office:value="11000">
            <text:p>11000</text:p>
          </table:table-cell>
          <table:table-cell office:value-type="float" office:value="61.3816363636364">
            <text:p>61.3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08330">
            <text:p>708330</text:p>
          </table:table-cell>
          <table:table-cell office:value-type="float" office:value="11000">
            <text:p>11000</text:p>
          </table:table-cell>
          <table:table-cell office:value-type="float" office:value="64.3936363636364">
            <text:p>64.3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205328">
            <text:p>1205328</text:p>
          </table:table-cell>
          <table:table-cell office:value-type="float" office:value="11000">
            <text:p>11000</text:p>
          </table:table-cell>
          <table:table-cell office:value-type="float" office:value="109.575272727273">
            <text:p>109.58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120762">
            <text:p>6120762</text:p>
          </table:table-cell>
          <table:table-cell office:value-type="float" office:value="12000">
            <text:p>12000</text:p>
          </table:table-cell>
          <table:table-cell office:value-type="float" office:value="510.0635">
            <text:p>510.0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778160">
            <text:p>7778160</text:p>
          </table:table-cell>
          <table:table-cell office:value-type="float" office:value="12000">
            <text:p>12000</text:p>
          </table:table-cell>
          <table:table-cell office:value-type="float" office:value="648.18">
            <text:p>648.1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2224397">
            <text:p>12224397</text:p>
          </table:table-cell>
          <table:table-cell office:value-type="float" office:value="12000">
            <text:p>12000</text:p>
          </table:table-cell>
          <table:table-cell office:value-type="float" office:value="1018.69975">
            <text:p>1018.7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357861">
            <text:p>6357861</text:p>
          </table:table-cell>
          <table:table-cell office:value-type="float" office:value="12000">
            <text:p>12000</text:p>
          </table:table-cell>
          <table:table-cell office:value-type="float" office:value="529.82175">
            <text:p>529.8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377461">
            <text:p>8377461</text:p>
          </table:table-cell>
          <table:table-cell office:value-type="float" office:value="12000">
            <text:p>12000</text:p>
          </table:table-cell>
          <table:table-cell office:value-type="float" office:value="698.12175">
            <text:p>698.1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2261866">
            <text:p>22261866</text:p>
          </table:table-cell>
          <table:table-cell office:value-type="float" office:value="12000">
            <text:p>12000</text:p>
          </table:table-cell>
          <table:table-cell office:value-type="float" office:value="1855.1555">
            <text:p>1855.16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7870809">
            <text:p>7870809</text:p>
          </table:table-cell>
          <table:table-cell office:value-type="float" office:value="12000">
            <text:p>12000</text:p>
          </table:table-cell>
          <table:table-cell office:value-type="float" office:value="655.90075">
            <text:p>655.90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958717">
            <text:p>8958717</text:p>
          </table:table-cell>
          <table:table-cell office:value-type="float" office:value="12000">
            <text:p>12000</text:p>
          </table:table-cell>
          <table:table-cell office:value-type="float" office:value="746.55975">
            <text:p>746.5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1151819">
            <text:p>11151819</text:p>
          </table:table-cell>
          <table:table-cell office:value-type="float" office:value="12000">
            <text:p>12000</text:p>
          </table:table-cell>
          <table:table-cell office:value-type="float" office:value="929.31825">
            <text:p>929.32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52585416">
            <text:p>52585416</text:p>
          </table:table-cell>
          <table:table-cell office:value-type="float" office:value="12000">
            <text:p>12000</text:p>
          </table:table-cell>
          <table:table-cell office:value-type="float" office:value="4382.118">
            <text:p>4382.12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4373333">
            <text:p>74373333</text:p>
          </table:table-cell>
          <table:table-cell office:value-type="float" office:value="12000">
            <text:p>12000</text:p>
          </table:table-cell>
          <table:table-cell office:value-type="float" office:value="6197.77775">
            <text:p>6197.7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3159130">
            <text:p>113159130</text:p>
          </table:table-cell>
          <table:table-cell office:value-type="float" office:value="12000">
            <text:p>12000</text:p>
          </table:table-cell>
          <table:table-cell office:value-type="float" office:value="9429.9275">
            <text:p>9429.9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777645">
            <text:p>777645</text:p>
          </table:table-cell>
          <table:table-cell office:value-type="float" office:value="12000">
            <text:p>12000</text:p>
          </table:table-cell>
          <table:table-cell office:value-type="float" office:value="64.80375">
            <text:p>64.8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08867">
            <text:p>708867</text:p>
          </table:table-cell>
          <table:table-cell office:value-type="float" office:value="12000">
            <text:p>12000</text:p>
          </table:table-cell>
          <table:table-cell office:value-type="float" office:value="59.07225">
            <text:p>59.07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194168">
            <text:p>1194168</text:p>
          </table:table-cell>
          <table:table-cell office:value-type="float" office:value="12000">
            <text:p>12000</text:p>
          </table:table-cell>
          <table:table-cell office:value-type="float" office:value="99.514">
            <text:p>99.51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359070">
            <text:p>6359070</text:p>
          </table:table-cell>
          <table:table-cell office:value-type="float" office:value="13000">
            <text:p>13000</text:p>
          </table:table-cell>
          <table:table-cell office:value-type="float" office:value="489.159230769231">
            <text:p>489.1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769991">
            <text:p>7769991</text:p>
          </table:table-cell>
          <table:table-cell office:value-type="float" office:value="13000">
            <text:p>13000</text:p>
          </table:table-cell>
          <table:table-cell office:value-type="float" office:value="597.691615384615">
            <text:p>597.69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1441166">
            <text:p>11441166</text:p>
          </table:table-cell>
          <table:table-cell office:value-type="float" office:value="13000">
            <text:p>13000</text:p>
          </table:table-cell>
          <table:table-cell office:value-type="float" office:value="880.089692307692">
            <text:p>880.0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366219">
            <text:p>6366219</text:p>
          </table:table-cell>
          <table:table-cell office:value-type="float" office:value="13000">
            <text:p>13000</text:p>
          </table:table-cell>
          <table:table-cell office:value-type="float" office:value="489.709153846154">
            <text:p>489.71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764620">
            <text:p>8764620</text:p>
          </table:table-cell>
          <table:table-cell office:value-type="float" office:value="13000">
            <text:p>13000</text:p>
          </table:table-cell>
          <table:table-cell office:value-type="float" office:value="674.201538461538">
            <text:p>674.20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2884843">
            <text:p>22884843</text:p>
          </table:table-cell>
          <table:table-cell office:value-type="float" office:value="13000">
            <text:p>13000</text:p>
          </table:table-cell>
          <table:table-cell office:value-type="float" office:value="1760.37253846154">
            <text:p>1760.3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8527608">
            <text:p>8527608</text:p>
          </table:table-cell>
          <table:table-cell office:value-type="float" office:value="13000">
            <text:p>13000</text:p>
          </table:table-cell>
          <table:table-cell office:value-type="float" office:value="655.969846153846">
            <text:p>655.97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9966546">
            <text:p>9966546</text:p>
          </table:table-cell>
          <table:table-cell office:value-type="float" office:value="13000">
            <text:p>13000</text:p>
          </table:table-cell>
          <table:table-cell office:value-type="float" office:value="766.657384615385">
            <text:p>766.6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1908575">
            <text:p>11908575</text:p>
          </table:table-cell>
          <table:table-cell office:value-type="float" office:value="13000">
            <text:p>13000</text:p>
          </table:table-cell>
          <table:table-cell office:value-type="float" office:value="916.044230769231">
            <text:p>916.0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56459511">
            <text:p>56459511</text:p>
          </table:table-cell>
          <table:table-cell office:value-type="float" office:value="13000">
            <text:p>13000</text:p>
          </table:table-cell>
          <table:table-cell office:value-type="float" office:value="4343.03930769231">
            <text:p>4343.04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7805921">
            <text:p>77805921</text:p>
          </table:table-cell>
          <table:table-cell office:value-type="float" office:value="13000">
            <text:p>13000</text:p>
          </table:table-cell>
          <table:table-cell office:value-type="float" office:value="5985.07084615385">
            <text:p>5985.07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9053803">
            <text:p>119053803</text:p>
          </table:table-cell>
          <table:table-cell office:value-type="float" office:value="13000">
            <text:p>13000</text:p>
          </table:table-cell>
          <table:table-cell office:value-type="float" office:value="9157.98484615385">
            <text:p>9157.98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845055">
            <text:p>845055</text:p>
          </table:table-cell>
          <table:table-cell office:value-type="float" office:value="13000">
            <text:p>13000</text:p>
          </table:table-cell>
          <table:table-cell office:value-type="float" office:value="65.0042307692308">
            <text:p>65.0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60662">
            <text:p>760662</text:p>
          </table:table-cell>
          <table:table-cell office:value-type="float" office:value="13000">
            <text:p>13000</text:p>
          </table:table-cell>
          <table:table-cell office:value-type="float" office:value="58.5124615384615">
            <text:p>58.51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276122">
            <text:p>1276122</text:p>
          </table:table-cell>
          <table:table-cell office:value-type="float" office:value="13000">
            <text:p>13000</text:p>
          </table:table-cell>
          <table:table-cell office:value-type="float" office:value="98.1632307692308">
            <text:p>98.16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182847">
            <text:p>6182847</text:p>
          </table:table-cell>
          <table:table-cell office:value-type="float" office:value="14000">
            <text:p>14000</text:p>
          </table:table-cell>
          <table:table-cell office:value-type="float" office:value="441.631928571429">
            <text:p>441.63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8459529">
            <text:p>8459529</text:p>
          </table:table-cell>
          <table:table-cell office:value-type="float" office:value="14000">
            <text:p>14000</text:p>
          </table:table-cell>
          <table:table-cell office:value-type="float" office:value="604.252071428571">
            <text:p>604.25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2047277">
            <text:p>12047277</text:p>
          </table:table-cell>
          <table:table-cell office:value-type="float" office:value="14000">
            <text:p>14000</text:p>
          </table:table-cell>
          <table:table-cell office:value-type="float" office:value="860.519785714286">
            <text:p>860.52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940035">
            <text:p>6940035</text:p>
          </table:table-cell>
          <table:table-cell office:value-type="float" office:value="14000">
            <text:p>14000</text:p>
          </table:table-cell>
          <table:table-cell office:value-type="float" office:value="495.716785714286">
            <text:p>495.7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9681342">
            <text:p>9681342</text:p>
          </table:table-cell>
          <table:table-cell office:value-type="float" office:value="14000">
            <text:p>14000</text:p>
          </table:table-cell>
          <table:table-cell office:value-type="float" office:value="691.524428571429">
            <text:p>691.5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5419249">
            <text:p>25419249</text:p>
          </table:table-cell>
          <table:table-cell office:value-type="float" office:value="14000">
            <text:p>14000</text:p>
          </table:table-cell>
          <table:table-cell office:value-type="float" office:value="1815.66064285714">
            <text:p>1815.66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8861895">
            <text:p>8861895</text:p>
          </table:table-cell>
          <table:table-cell office:value-type="float" office:value="14000">
            <text:p>14000</text:p>
          </table:table-cell>
          <table:table-cell office:value-type="float" office:value="632.9925">
            <text:p>632.99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0048512">
            <text:p>10048512</text:p>
          </table:table-cell>
          <table:table-cell office:value-type="float" office:value="14000">
            <text:p>14000</text:p>
          </table:table-cell>
          <table:table-cell office:value-type="float" office:value="717.750857142857">
            <text:p>717.7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2303552">
            <text:p>12303552</text:p>
          </table:table-cell>
          <table:table-cell office:value-type="float" office:value="14000">
            <text:p>14000</text:p>
          </table:table-cell>
          <table:table-cell office:value-type="float" office:value="878.825142857143">
            <text:p>878.8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60964356">
            <text:p>60964356</text:p>
          </table:table-cell>
          <table:table-cell office:value-type="float" office:value="14000">
            <text:p>14000</text:p>
          </table:table-cell>
          <table:table-cell office:value-type="float" office:value="4354.59685714286">
            <text:p>4354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86306412">
            <text:p>86306412</text:p>
          </table:table-cell>
          <table:table-cell office:value-type="float" office:value="14000">
            <text:p>14000</text:p>
          </table:table-cell>
          <table:table-cell office:value-type="float" office:value="6164.74371428571">
            <text:p>6164.74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33394670">
            <text:p>133394670</text:p>
          </table:table-cell>
          <table:table-cell office:value-type="float" office:value="14000">
            <text:p>14000</text:p>
          </table:table-cell>
          <table:table-cell office:value-type="float" office:value="9528.19071428571">
            <text:p>9528.19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16392">
            <text:p>916392</text:p>
          </table:table-cell>
          <table:table-cell office:value-type="float" office:value="14000">
            <text:p>14000</text:p>
          </table:table-cell>
          <table:table-cell office:value-type="float" office:value="65.4565714285714">
            <text:p>65.46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885105">
            <text:p>885105</text:p>
          </table:table-cell>
          <table:table-cell office:value-type="float" office:value="14000">
            <text:p>14000</text:p>
          </table:table-cell>
          <table:table-cell office:value-type="float" office:value="63.2217857142857">
            <text:p>63.22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439925">
            <text:p>1439925</text:p>
          </table:table-cell>
          <table:table-cell office:value-type="float" office:value="14000">
            <text:p>14000</text:p>
          </table:table-cell>
          <table:table-cell office:value-type="float" office:value="102.851785714286">
            <text:p>102.85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7379970">
            <text:p>7379970</text:p>
          </table:table-cell>
          <table:table-cell office:value-type="float" office:value="15000">
            <text:p>15000</text:p>
          </table:table-cell>
          <table:table-cell office:value-type="float" office:value="491.998">
            <text:p>492.00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9279060">
            <text:p>9279060</text:p>
          </table:table-cell>
          <table:table-cell office:value-type="float" office:value="15000">
            <text:p>15000</text:p>
          </table:table-cell>
          <table:table-cell office:value-type="float" office:value="618.604">
            <text:p>618.6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3734816">
            <text:p>13734816</text:p>
          </table:table-cell>
          <table:table-cell office:value-type="float" office:value="15000">
            <text:p>15000</text:p>
          </table:table-cell>
          <table:table-cell office:value-type="float" office:value="915.6544">
            <text:p>915.6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7180779">
            <text:p>7180779</text:p>
          </table:table-cell>
          <table:table-cell office:value-type="float" office:value="15000">
            <text:p>15000</text:p>
          </table:table-cell>
          <table:table-cell office:value-type="float" office:value="478.7186">
            <text:p>478.7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0179486">
            <text:p>10179486</text:p>
          </table:table-cell>
          <table:table-cell office:value-type="float" office:value="15000">
            <text:p>15000</text:p>
          </table:table-cell>
          <table:table-cell office:value-type="float" office:value="678.6324">
            <text:p>678.63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6646273">
            <text:p>26646273</text:p>
          </table:table-cell>
          <table:table-cell office:value-type="float" office:value="15000">
            <text:p>15000</text:p>
          </table:table-cell>
          <table:table-cell office:value-type="float" office:value="1776.4182">
            <text:p>1776.4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9515376">
            <text:p>9515376</text:p>
          </table:table-cell>
          <table:table-cell office:value-type="float" office:value="15000">
            <text:p>15000</text:p>
          </table:table-cell>
          <table:table-cell office:value-type="float" office:value="634.3584">
            <text:p>634.36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1182704">
            <text:p>11182704</text:p>
          </table:table-cell>
          <table:table-cell office:value-type="float" office:value="15000">
            <text:p>15000</text:p>
          </table:table-cell>
          <table:table-cell office:value-type="float" office:value="745.5136">
            <text:p>745.5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4311422">
            <text:p>14311422</text:p>
          </table:table-cell>
          <table:table-cell office:value-type="float" office:value="15000">
            <text:p>15000</text:p>
          </table:table-cell>
          <table:table-cell office:value-type="float" office:value="954.0948">
            <text:p>954.09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67548018">
            <text:p>67548018</text:p>
          </table:table-cell>
          <table:table-cell office:value-type="float" office:value="15000">
            <text:p>15000</text:p>
          </table:table-cell>
          <table:table-cell office:value-type="float" office:value="4503.2012">
            <text:p>4503.2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92108394">
            <text:p>92108394</text:p>
          </table:table-cell>
          <table:table-cell office:value-type="float" office:value="15000">
            <text:p>15000</text:p>
          </table:table-cell>
          <table:table-cell office:value-type="float" office:value="6140.5596">
            <text:p>6140.5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45117488">
            <text:p>145117488</text:p>
          </table:table-cell>
          <table:table-cell office:value-type="float" office:value="15000">
            <text:p>15000</text:p>
          </table:table-cell>
          <table:table-cell office:value-type="float" office:value="9674.4992">
            <text:p>9674.50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39507">
            <text:p>939507</text:p>
          </table:table-cell>
          <table:table-cell office:value-type="float" office:value="15000">
            <text:p>15000</text:p>
          </table:table-cell>
          <table:table-cell office:value-type="float" office:value="62.6338">
            <text:p>62.63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837015">
            <text:p>837015</text:p>
          </table:table-cell>
          <table:table-cell office:value-type="float" office:value="15000">
            <text:p>15000</text:p>
          </table:table-cell>
          <table:table-cell office:value-type="float" office:value="55.801">
            <text:p>55.80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523082">
            <text:p>1523082</text:p>
          </table:table-cell>
          <table:table-cell office:value-type="float" office:value="15000">
            <text:p>15000</text:p>
          </table:table-cell>
          <table:table-cell office:value-type="float" office:value="101.5388">
            <text:p>101.5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7857978">
            <text:p>7857978</text:p>
          </table:table-cell>
          <table:table-cell office:value-type="float" office:value="16000">
            <text:p>16000</text:p>
          </table:table-cell>
          <table:table-cell office:value-type="float" office:value="491.123625">
            <text:p>491.1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0195881">
            <text:p>10195881</text:p>
          </table:table-cell>
          <table:table-cell office:value-type="float" office:value="16000">
            <text:p>16000</text:p>
          </table:table-cell>
          <table:table-cell office:value-type="float" office:value="637.2425625">
            <text:p>637.24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4393646">
            <text:p>14393646</text:p>
          </table:table-cell>
          <table:table-cell office:value-type="float" office:value="16000">
            <text:p>16000</text:p>
          </table:table-cell>
          <table:table-cell office:value-type="float" office:value="899.602875">
            <text:p>899.6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8042391">
            <text:p>8042391</text:p>
          </table:table-cell>
          <table:table-cell office:value-type="float" office:value="16000">
            <text:p>16000</text:p>
          </table:table-cell>
          <table:table-cell office:value-type="float" office:value="502.6494375">
            <text:p>502.65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1188965">
            <text:p>11188965</text:p>
          </table:table-cell>
          <table:table-cell office:value-type="float" office:value="16000">
            <text:p>16000</text:p>
          </table:table-cell>
          <table:table-cell office:value-type="float" office:value="699.3103125">
            <text:p>699.31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8368111">
            <text:p>28368111</text:p>
          </table:table-cell>
          <table:table-cell office:value-type="float" office:value="16000">
            <text:p>16000</text:p>
          </table:table-cell>
          <table:table-cell office:value-type="float" office:value="1773.0069375">
            <text:p>1773.01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0125063">
            <text:p>10125063</text:p>
          </table:table-cell>
          <table:table-cell office:value-type="float" office:value="16000">
            <text:p>16000</text:p>
          </table:table-cell>
          <table:table-cell office:value-type="float" office:value="632.8164375">
            <text:p>632.8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2085668">
            <text:p>12085668</text:p>
          </table:table-cell>
          <table:table-cell office:value-type="float" office:value="16000">
            <text:p>16000</text:p>
          </table:table-cell>
          <table:table-cell office:value-type="float" office:value="755.35425">
            <text:p>755.3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5147690">
            <text:p>15147690</text:p>
          </table:table-cell>
          <table:table-cell office:value-type="float" office:value="16000">
            <text:p>16000</text:p>
          </table:table-cell>
          <table:table-cell office:value-type="float" office:value="946.730625">
            <text:p>946.7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72617640">
            <text:p>72617640</text:p>
          </table:table-cell>
          <table:table-cell office:value-type="float" office:value="16000">
            <text:p>16000</text:p>
          </table:table-cell>
          <table:table-cell office:value-type="float" office:value="4538.6025">
            <text:p>4538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98031408">
            <text:p>98031408</text:p>
          </table:table-cell>
          <table:table-cell office:value-type="float" office:value="16000">
            <text:p>16000</text:p>
          </table:table-cell>
          <table:table-cell office:value-type="float" office:value="6126.963">
            <text:p>6126.9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51053468">
            <text:p>151053468</text:p>
          </table:table-cell>
          <table:table-cell office:value-type="float" office:value="16000">
            <text:p>16000</text:p>
          </table:table-cell>
          <table:table-cell office:value-type="float" office:value="9440.84175">
            <text:p>9440.8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88512">
            <text:p>988512</text:p>
          </table:table-cell>
          <table:table-cell office:value-type="float" office:value="16000">
            <text:p>16000</text:p>
          </table:table-cell>
          <table:table-cell office:value-type="float" office:value="61.782">
            <text:p>61.7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969435">
            <text:p>969435</text:p>
          </table:table-cell>
          <table:table-cell office:value-type="float" office:value="16000">
            <text:p>16000</text:p>
          </table:table-cell>
          <table:table-cell office:value-type="float" office:value="60.5896875">
            <text:p>60.5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690662">
            <text:p>1690662</text:p>
          </table:table-cell>
          <table:table-cell office:value-type="float" office:value="16000">
            <text:p>16000</text:p>
          </table:table-cell>
          <table:table-cell office:value-type="float" office:value="105.666375">
            <text:p>105.6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8352750">
            <text:p>8352750</text:p>
          </table:table-cell>
          <table:table-cell office:value-type="float" office:value="17000">
            <text:p>17000</text:p>
          </table:table-cell>
          <table:table-cell office:value-type="float" office:value="491.338235294118">
            <text:p>491.34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0777842">
            <text:p>10777842</text:p>
          </table:table-cell>
          <table:table-cell office:value-type="float" office:value="17000">
            <text:p>17000</text:p>
          </table:table-cell>
          <table:table-cell office:value-type="float" office:value="633.990705882353">
            <text:p>633.99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471740">
            <text:p>16471740</text:p>
          </table:table-cell>
          <table:table-cell office:value-type="float" office:value="17000">
            <text:p>17000</text:p>
          </table:table-cell>
          <table:table-cell office:value-type="float" office:value="968.925882352941">
            <text:p>968.93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8577945">
            <text:p>8577945</text:p>
          </table:table-cell>
          <table:table-cell office:value-type="float" office:value="17000">
            <text:p>17000</text:p>
          </table:table-cell>
          <table:table-cell office:value-type="float" office:value="504.585">
            <text:p>504.5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105951">
            <text:p>12105951</text:p>
          </table:table-cell>
          <table:table-cell office:value-type="float" office:value="17000">
            <text:p>17000</text:p>
          </table:table-cell>
          <table:table-cell office:value-type="float" office:value="712.114764705882">
            <text:p>712.11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1601382">
            <text:p>31601382</text:p>
          </table:table-cell>
          <table:table-cell office:value-type="float" office:value="17000">
            <text:p>17000</text:p>
          </table:table-cell>
          <table:table-cell office:value-type="float" office:value="1858.90482352941">
            <text:p>1858.9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043579">
            <text:p>11043579</text:p>
          </table:table-cell>
          <table:table-cell office:value-type="float" office:value="17000">
            <text:p>17000</text:p>
          </table:table-cell>
          <table:table-cell office:value-type="float" office:value="649.622294117647">
            <text:p>649.6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3210593">
            <text:p>13210593</text:p>
          </table:table-cell>
          <table:table-cell office:value-type="float" office:value="17000">
            <text:p>17000</text:p>
          </table:table-cell>
          <table:table-cell office:value-type="float" office:value="777.093705882353">
            <text:p>777.0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6708245">
            <text:p>16708245</text:p>
          </table:table-cell>
          <table:table-cell office:value-type="float" office:value="17000">
            <text:p>17000</text:p>
          </table:table-cell>
          <table:table-cell office:value-type="float" office:value="982.837941176471">
            <text:p>982.8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76444830">
            <text:p>76444830</text:p>
          </table:table-cell>
          <table:table-cell office:value-type="float" office:value="17000">
            <text:p>17000</text:p>
          </table:table-cell>
          <table:table-cell office:value-type="float" office:value="4496.75470588235">
            <text:p>4496.7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08610614">
            <text:p>108610614</text:p>
          </table:table-cell>
          <table:table-cell office:value-type="float" office:value="17000">
            <text:p>17000</text:p>
          </table:table-cell>
          <table:table-cell office:value-type="float" office:value="6388.85964705882">
            <text:p>6388.8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77754068">
            <text:p>177754068</text:p>
          </table:table-cell>
          <table:table-cell office:value-type="float" office:value="17000">
            <text:p>17000</text:p>
          </table:table-cell>
          <table:table-cell office:value-type="float" office:value="10456.1216470588">
            <text:p>10456.12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041192">
            <text:p>1041192</text:p>
          </table:table-cell>
          <table:table-cell office:value-type="float" office:value="17000">
            <text:p>17000</text:p>
          </table:table-cell>
          <table:table-cell office:value-type="float" office:value="61.2465882352941">
            <text:p>61.25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033692">
            <text:p>1033692</text:p>
          </table:table-cell>
          <table:table-cell office:value-type="float" office:value="17000">
            <text:p>17000</text:p>
          </table:table-cell>
          <table:table-cell office:value-type="float" office:value="60.8054117647059">
            <text:p>60.81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865253">
            <text:p>1865253</text:p>
          </table:table-cell>
          <table:table-cell office:value-type="float" office:value="17000">
            <text:p>17000</text:p>
          </table:table-cell>
          <table:table-cell office:value-type="float" office:value="109.720764705882">
            <text:p>109.72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9324636">
            <text:p>9324636</text:p>
          </table:table-cell>
          <table:table-cell office:value-type="float" office:value="18000">
            <text:p>18000</text:p>
          </table:table-cell>
          <table:table-cell office:value-type="float" office:value="518.035333333333">
            <text:p>518.04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1370960">
            <text:p>11370960</text:p>
          </table:table-cell>
          <table:table-cell office:value-type="float" office:value="18000">
            <text:p>18000</text:p>
          </table:table-cell>
          <table:table-cell office:value-type="float" office:value="631.72">
            <text:p>631.72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870722">
            <text:p>16870722</text:p>
          </table:table-cell>
          <table:table-cell office:value-type="float" office:value="18000">
            <text:p>18000</text:p>
          </table:table-cell>
          <table:table-cell office:value-type="float" office:value="937.262333333333">
            <text:p>937.26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387990">
            <text:p>9387990</text:p>
          </table:table-cell>
          <table:table-cell office:value-type="float" office:value="18000">
            <text:p>18000</text:p>
          </table:table-cell>
          <table:table-cell office:value-type="float" office:value="521.555">
            <text:p>521.5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802617">
            <text:p>12802617</text:p>
          </table:table-cell>
          <table:table-cell office:value-type="float" office:value="18000">
            <text:p>18000</text:p>
          </table:table-cell>
          <table:table-cell office:value-type="float" office:value="711.2565">
            <text:p>711.2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2246703">
            <text:p>32246703</text:p>
          </table:table-cell>
          <table:table-cell office:value-type="float" office:value="18000">
            <text:p>18000</text:p>
          </table:table-cell>
          <table:table-cell office:value-type="float" office:value="1791.4835">
            <text:p>1791.48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967006">
            <text:p>11967006</text:p>
          </table:table-cell>
          <table:table-cell office:value-type="float" office:value="18000">
            <text:p>18000</text:p>
          </table:table-cell>
          <table:table-cell office:value-type="float" office:value="664.833666666667">
            <text:p>664.8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4612814">
            <text:p>14612814</text:p>
          </table:table-cell>
          <table:table-cell office:value-type="float" office:value="18000">
            <text:p>18000</text:p>
          </table:table-cell>
          <table:table-cell office:value-type="float" office:value="811.823">
            <text:p>811.82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5857652">
            <text:p>15857652</text:p>
          </table:table-cell>
          <table:table-cell office:value-type="float" office:value="18000">
            <text:p>18000</text:p>
          </table:table-cell>
          <table:table-cell office:value-type="float" office:value="880.980666666667">
            <text:p>880.98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3171322">
            <text:p>83171322</text:p>
          </table:table-cell>
          <table:table-cell office:value-type="float" office:value="18000">
            <text:p>18000</text:p>
          </table:table-cell>
          <table:table-cell office:value-type="float" office:value="4620.629">
            <text:p>4620.6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0504886">
            <text:p>110504886</text:p>
          </table:table-cell>
          <table:table-cell office:value-type="float" office:value="18000">
            <text:p>18000</text:p>
          </table:table-cell>
          <table:table-cell office:value-type="float" office:value="6139.16033333333">
            <text:p>6139.1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88355708">
            <text:p>188355708</text:p>
          </table:table-cell>
          <table:table-cell office:value-type="float" office:value="18000">
            <text:p>18000</text:p>
          </table:table-cell>
          <table:table-cell office:value-type="float" office:value="10464.206">
            <text:p>10464.21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137423">
            <text:p>1137423</text:p>
          </table:table-cell>
          <table:table-cell office:value-type="float" office:value="18000">
            <text:p>18000</text:p>
          </table:table-cell>
          <table:table-cell office:value-type="float" office:value="63.1901666666667">
            <text:p>63.19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53626">
            <text:p>1153626</text:p>
          </table:table-cell>
          <table:table-cell office:value-type="float" office:value="18000">
            <text:p>18000</text:p>
          </table:table-cell>
          <table:table-cell office:value-type="float" office:value="64.0903333333333">
            <text:p>64.0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990740">
            <text:p>1990740</text:p>
          </table:table-cell>
          <table:table-cell office:value-type="float" office:value="18000">
            <text:p>18000</text:p>
          </table:table-cell>
          <table:table-cell office:value-type="float" office:value="110.596666666667">
            <text:p>110.6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0010211">
            <text:p>10010211</text:p>
          </table:table-cell>
          <table:table-cell office:value-type="float" office:value="19000">
            <text:p>19000</text:p>
          </table:table-cell>
          <table:table-cell office:value-type="float" office:value="526.853210526316">
            <text:p>526.85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2881100">
            <text:p>12881100</text:p>
          </table:table-cell>
          <table:table-cell office:value-type="float" office:value="19000">
            <text:p>19000</text:p>
          </table:table-cell>
          <table:table-cell office:value-type="float" office:value="677.952631578947">
            <text:p>677.95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781808">
            <text:p>16781808</text:p>
          </table:table-cell>
          <table:table-cell office:value-type="float" office:value="19000">
            <text:p>19000</text:p>
          </table:table-cell>
          <table:table-cell office:value-type="float" office:value="883.253052631579">
            <text:p>883.2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227538">
            <text:p>9227538</text:p>
          </table:table-cell>
          <table:table-cell office:value-type="float" office:value="19000">
            <text:p>19000</text:p>
          </table:table-cell>
          <table:table-cell office:value-type="float" office:value="485.659894736842">
            <text:p>485.6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447699">
            <text:p>12447699</text:p>
          </table:table-cell>
          <table:table-cell office:value-type="float" office:value="19000">
            <text:p>19000</text:p>
          </table:table-cell>
          <table:table-cell office:value-type="float" office:value="655.142052631579">
            <text:p>655.14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2967861">
            <text:p>32967861</text:p>
          </table:table-cell>
          <table:table-cell office:value-type="float" office:value="19000">
            <text:p>19000</text:p>
          </table:table-cell>
          <table:table-cell office:value-type="float" office:value="1735.15057894737">
            <text:p>1735.15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476602">
            <text:p>11476602</text:p>
          </table:table-cell>
          <table:table-cell office:value-type="float" office:value="19000">
            <text:p>19000</text:p>
          </table:table-cell>
          <table:table-cell office:value-type="float" office:value="604.031684210526">
            <text:p>604.0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3935621">
            <text:p>13935621</text:p>
          </table:table-cell>
          <table:table-cell office:value-type="float" office:value="19000">
            <text:p>19000</text:p>
          </table:table-cell>
          <table:table-cell office:value-type="float" office:value="733.453736842105">
            <text:p>733.4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6700310">
            <text:p>16700310</text:p>
          </table:table-cell>
          <table:table-cell office:value-type="float" office:value="19000">
            <text:p>19000</text:p>
          </table:table-cell>
          <table:table-cell office:value-type="float" office:value="878.963684210526">
            <text:p>878.9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3335239">
            <text:p>83335239</text:p>
          </table:table-cell>
          <table:table-cell office:value-type="float" office:value="19000">
            <text:p>19000</text:p>
          </table:table-cell>
          <table:table-cell office:value-type="float" office:value="4386.06521052632">
            <text:p>4386.0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2682883">
            <text:p>112682883</text:p>
          </table:table-cell>
          <table:table-cell office:value-type="float" office:value="19000">
            <text:p>19000</text:p>
          </table:table-cell>
          <table:table-cell office:value-type="float" office:value="5930.67805263158">
            <text:p>5930.6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85279037">
            <text:p>185279037</text:p>
          </table:table-cell>
          <table:table-cell office:value-type="float" office:value="19000">
            <text:p>19000</text:p>
          </table:table-cell>
          <table:table-cell office:value-type="float" office:value="9751.52826315789">
            <text:p>9751.5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244487">
            <text:p>1244487</text:p>
          </table:table-cell>
          <table:table-cell office:value-type="float" office:value="19000">
            <text:p>19000</text:p>
          </table:table-cell>
          <table:table-cell office:value-type="float" office:value="65.4993157894737">
            <text:p>65.5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98695">
            <text:p>1198695</text:p>
          </table:table-cell>
          <table:table-cell office:value-type="float" office:value="19000">
            <text:p>19000</text:p>
          </table:table-cell>
          <table:table-cell office:value-type="float" office:value="63.0892105263158">
            <text:p>63.0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905753">
            <text:p>1905753</text:p>
          </table:table-cell>
          <table:table-cell office:value-type="float" office:value="19000">
            <text:p>19000</text:p>
          </table:table-cell>
          <table:table-cell office:value-type="float" office:value="100.302789473684">
            <text:p>100.3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5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Dalquist</meta:initial-creator>
    <meta:creation-date>2010-04-01T15:54:29</meta:creation-date>
    <dc:date>2010-04-01T15:55:19</dc:date>
    <dc:creator>Eric Dalquist</dc:creator>
    <meta:editing-duration>PT00H00M50S</meta:editing-duration>
    <meta:editing-cycles>3</meta:editing-cycles>
    <meta:generator>OpenOffice.org/3.1$Unix OpenOffice.org_project/310m19$Build-9420</meta:generator>
    <meta:document-statistic meta:table-count="3" meta:cell-count="1344" meta:object-count="0"/>
  </office:meta>
</office:document-meta>
</file>